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Łukasz Radzik<text:s/></text:span><text:span text:style-name="T2"/></text:p>
      <text:p text:style-name="P2"><text:span text:style-name="T3">Klasa Hospital odpowiedzialna jest za dodanie nowego obiektu do listy obiektów jeśli metoda IsBorn zwróci wartość true.</text:span></text:p>
      <text:p text:style-name="P2"><text:span text:style-name="T3">W konstruktorze klasy Hospital jako parametr przyjmuję Interface dzięki czemu umożliwiam przetestowanie tej klasy za pomocą biblioteki Moq.</text:span></text:p>
      <text:p text:style-name="P2"><text:span text:style-name="T3">Do połączenia dwóch list obiektów wykorzystałem polecenie Concat z przestrzeni nazw Linq </text:span></text:p>
      <text:p text:style-name="P2"><text:span text:style-name="T3">Kod:</text:span></text:p>
      <text:p text:style-name="P3"><draw:frame text:anchor-type="as-char" svg:width="160.74mm" svg:height="133.16mm" style:rel-width="scale" style:rel-height="scale"><draw:object-ole xlink:href="OleObj1"/><draw:image xlink:href="ObjectReplacements/OleObj1"/></draw:frame><text:span text:style-name="T5"/></text:p>
      <text:p text:style-name="P3"><text:span text:style-name="T5"/></text:p>
      <text:p text:style-name="P3"><text:span text:style-name="T5"/></text:p>
      <text:p text:style-name="P3"><draw:frame text:anchor-type="as-char" svg:width="81.49mm" svg:height="23.81mm" style:rel-width="scale" style:rel-height="scale"><draw:object-ole xlink:href="OleObj2"/><draw:image xlink:href="ObjectReplacements/OleObj2"/></draw:frame><text:span text:style-name="T7"/></text:p>
      <text:p text:style-name="P3"><text:span text:style-name="T8">Metoda ma za zadanie zwrócić wartość true z szansą równą 1% w pozostałych przypadkach zwraca wartość false.</text:span><text:span text:style-name="T9"/></text:p>
      <text:p text:style-name="P3"><draw:frame text:anchor-type="as-char" svg:width="119.20mm" svg:height="42.10mm" style:rel-width="scale" style:rel-height="scale"><draw:object-ole xlink:href="OleObj3"/><draw:image xlink:href="ObjectReplacements/OleObj3"/></draw:frame><text:span text:style-name="T11"/></text:p>
      <text:p text:style-name="P3"><text:span text:style-name="T11"/></text:p>
      <text:p text:style-name="P3"><draw:frame text:anchor-type="as-char" svg:width="152.49mm" svg:height="58.03mm" style:rel-width="scale" style:rel-height="scale"><draw:object-ole xlink:href="OleObj4"/><draw:image xlink:href="ObjectReplacements/OleObj4"/></draw:frame><text:span text:style-name="T13"/></text:p>
      <text:p text:style-name="P3"><text:span text:style-name="T13"/></text:p>
      <text:p text:style-name="P3"><text:span text:style-name="T14">Przykładowy test klasy Metody BornDwarf</text:span><text:span text:style-name="T15"/></text:p>
      <text:p text:style-name="P3"><draw:frame text:anchor-type="as-char" svg:width="154.18mm" svg:height="126.03mm" style:rel-width="scale" style:rel-height="scale"><draw:object-ole xlink:href="OleObj5"/><draw:image xlink:href="ObjectReplacements/OleObj5"/></draw:frame><text:span text:style-name="T17"/></text:p>
      <text:p text:style-name="P3"><text:span text:style-name="T18"><text:s/>Klasa Graveyard ma za zadanie usuwać z listy obiektów obiekty które w proprecji IsAlive mają wartość false oraz sprawdzanie czy w lista obiektów nie jest pusta. Aktualizuje również raport.</text:span></text:p>
      <text:p text:style-name="P3"><text:span text:style-name="T18">Kod:</text:span></text:p>
      <text:p text:style-name="P3"><draw:frame text:anchor-type="as-char" svg:width="171.16mm" svg:height="66.55mm" style:rel-width="scale" style:rel-height="scale"><draw:object-ole xlink:href="OleObj6"/><draw:image xlink:href="ObjectReplacements/OleObj6"/></draw:frame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9"/></text:p>
      <text:p text:style-name="P3"><text:span text:style-name="T19"/></text:p>
      <text:p text:style-name="P3"><text:span text:style-name="T19"/></text:p>
      <text:p text:style-name="P3"><text:span text:style-name="T19"/></text:p>
      <text:p text:style-name="P4"><text:span text:style-name="T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